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54600000384A119BD5F7EE7D475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6306in" fo:margin-left="0.0069in" style:page-number="auto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1097in"/>
    </style:style>
    <style:style style:name="Table1.I" style:family="table-column">
      <style:table-column-properties style:column-width="0.7528in"/>
    </style:style>
    <style:style style:name="Table1.1" style:family="table-row">
      <style:table-row-properties style:row-height="0.5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B1" style:family="table-cell">
      <style:table-cell-properties style:vertical-align="middle" fo:padding="0in" fo:border-left="none" fo:border-right="none" fo:border-top="0.25pt solid #ffffff" fo:border-bottom="0.25pt solid #ffffff" style:writing-mode="lr-tb"/>
    </style:style>
    <style:style style:name="Table1.2" style:family="table-row">
      <style:table-row-properties style:row-height="0.1201in" fo:keep-together="auto"/>
    </style:style>
    <style:style style:name="Table1.A2" style:family="table-cell">
      <style:table-cell-properties style:vertical-align="middle" fo:padding="0in" fo:border-left="0.25pt solid #ffffff" fo:border-right="0.25pt solid #ffffff" fo:border-top="none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officeooo:rsid="001272d8" officeooo:paragraph-rsid="001272d8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none" fo:country="none" style:language-asian="none" style:country-asian="none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weight-complex="bold"/>
    </style:style>
    <style:style style:name="P5" style:family="paragraph" style:parent-style-name="Standard">
      <style:paragraph-properties fo:margin-top="0in" fo:margin-bottom="0in" style:contextual-spacing="false" fo:line-height="0.0138in"/>
    </style:style>
    <style:style style:name="P6" style:family="paragraph" style:parent-style-name="Standard">
      <style:paragraph-properties fo:text-align="center" style:justify-single-word="false" style:snap-to-layout-grid="false"/>
      <style:text-properties officeooo:rsid="00143935" officeooo:paragraph-rsid="00143935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I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2"><draw:frame draw:style-name="fr1" draw:name="Image1" text:anchor-type="char" svg:y="-0.0299in" svg:width="0.8402in" svg:height="0.5598in" draw:z-index="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2" text:anchor-type="char" svg:y="-0.0299in" svg:width="0.8402in" svg:height="0.5598in" draw:z-index="1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3" text:anchor-type="char" svg:y="-0.0299in" svg:width="0.8402in" svg:height="0.5598in" draw:z-index="1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4" text:anchor-type="char" svg:y="-0.0299in" svg:width="0.8402in" svg:height="0.5598in" draw:z-index="1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5" text:anchor-type="char" svg:y="-0.0299in" svg:width="0.8402in" svg:height="0.5598in" draw:z-index="1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6" text:anchor-type="char" svg:y="-0.0299in" svg:width="0.8402in" svg:height="0.5598in" draw:z-index="1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7" text:anchor-type="char" svg:y="-0.0299in" svg:width="0.8402in" svg:height="0.5598in" draw:z-index="1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8" text:anchor-type="char" svg:y="-0.0299in" svg:width="0.8402in" svg:height="0.5598in" draw:z-index="1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9" text:anchor-type="char" svg:y="-0.0299in" svg:width="0.8402in" svg:height="0.5598in" draw:z-index="17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10" text:anchor-type="char" svg:y="-0.0299in" svg:width="0.8402in" svg:height="0.5598in" draw:z-index="1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11" text:anchor-type="char" svg:y="-0.0299in" svg:width="0.8402in" svg:height="0.5598in" draw:z-index="1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2" text:anchor-type="char" svg:y="-0.0299in" svg:width="0.8402in" svg:height="0.5598in" draw:z-index="2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3" text:anchor-type="char" svg:y="-0.0299in" svg:width="0.8402in" svg:height="0.5598in" draw:z-index="2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4" text:anchor-type="char" svg:y="-0.0299in" svg:width="0.8402in" svg:height="0.5598in" draw:z-index="2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5" text:anchor-type="char" svg:y="-0.0299in" svg:width="0.8402in" svg:height="0.5598in" draw:z-index="2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6" text:anchor-type="char" svg:y="-0.0299in" svg:width="0.8402in" svg:height="0.5598in" draw:z-index="2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7" text:anchor-type="char" svg:y="-0.0299in" svg:width="0.8402in" svg:height="0.5598in" draw:z-index="2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8" text:anchor-type="char" svg:y="-0.0299in" svg:width="0.8402in" svg:height="0.5598in" draw:z-index="26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19" text:anchor-type="char" svg:y="-0.0299in" svg:width="0.8402in" svg:height="0.5598in" draw:z-index="2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20" text:anchor-type="char" svg:y="-0.0299in" svg:width="0.8402in" svg:height="0.5598in" draw:z-index="2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21" text:anchor-type="char" svg:y="-0.0299in" svg:width="0.8402in" svg:height="0.5598in" draw:z-index="2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22" text:anchor-type="char" svg:y="-0.0299in" svg:width="0.8402in" svg:height="0.5598in" draw:z-index="3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23" text:anchor-type="char" svg:y="-0.0299in" svg:width="0.8402in" svg:height="0.5598in" draw:z-index="3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24" text:anchor-type="char" svg:y="-0.0299in" svg:width="0.8402in" svg:height="0.5598in" draw:z-index="3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25" text:anchor-type="char" svg:y="-0.0299in" svg:width="0.8402in" svg:height="0.5598in" draw:z-index="3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26" text:anchor-type="char" svg:y="-0.0299in" svg:width="0.8402in" svg:height="0.5598in" draw:z-index="3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27" text:anchor-type="char" svg:y="-0.0299in" svg:width="0.8402in" svg:height="0.5598in" draw:z-index="35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28" text:anchor-type="char" svg:y="-0.0299in" svg:width="0.8402in" svg:height="0.5598in" draw:z-index="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29" text:anchor-type="char" svg:y="-0.0299in" svg:width="0.8402in" svg:height="0.5598in" draw:z-index="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30" text:anchor-type="char" svg:y="-0.0299in" svg:width="0.8402in" svg:height="0.5598in" draw:z-index="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31" text:anchor-type="char" svg:y="-0.0299in" svg:width="0.8402in" svg:height="0.5598in" draw:z-index="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32" text:anchor-type="char" svg:y="-0.0299in" svg:width="0.8402in" svg:height="0.5598in" draw:z-index="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33" text:anchor-type="char" svg:y="-0.0299in" svg:width="0.8402in" svg:height="0.5598in" draw:z-index="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34" text:anchor-type="char" svg:y="-0.0299in" svg:width="0.8402in" svg:height="0.5598in" draw:z-index="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35" text:anchor-type="char" svg:y="-0.0299in" svg:width="0.8402in" svg:height="0.5598in" draw:z-index="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36" text:anchor-type="char" svg:y="-0.0299in" svg:width="0.8402in" svg:height="0.5598in" draw:z-index="8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37" text:anchor-type="char" svg:y="-0.0299in" svg:width="0.8402in" svg:height="0.5598in" draw:z-index="3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38" text:anchor-type="char" svg:y="-0.0299in" svg:width="0.8402in" svg:height="0.5598in" draw:z-index="3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39" text:anchor-type="char" svg:y="-0.0299in" svg:width="0.8402in" svg:height="0.5598in" draw:z-index="3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40" text:anchor-type="char" svg:y="-0.0299in" svg:width="0.8402in" svg:height="0.5598in" draw:z-index="3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41" text:anchor-type="char" svg:y="-0.0299in" svg:width="0.8402in" svg:height="0.5598in" draw:z-index="4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42" text:anchor-type="char" svg:y="-0.0299in" svg:width="0.8402in" svg:height="0.5598in" draw:z-index="4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43" text:anchor-type="char" svg:y="-0.0299in" svg:width="0.8402in" svg:height="0.5598in" draw:z-index="4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44" text:anchor-type="char" svg:y="-0.0299in" svg:width="0.8402in" svg:height="0.5598in" draw:z-index="4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45" text:anchor-type="char" svg:y="-0.0299in" svg:width="0.8402in" svg:height="0.5598in" draw:z-index="44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46" text:anchor-type="char" svg:y="-0.0299in" svg:width="0.8402in" svg:height="0.5598in" draw:z-index="4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47" text:anchor-type="char" svg:y="-0.0299in" svg:width="0.8402in" svg:height="0.5598in" draw:z-index="4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48" text:anchor-type="char" svg:y="-0.0299in" svg:width="0.8402in" svg:height="0.5598in" draw:z-index="4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49" text:anchor-type="char" svg:y="-0.0299in" svg:width="0.8402in" svg:height="0.5598in" draw:z-index="4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50" text:anchor-type="char" svg:y="-0.0299in" svg:width="0.8402in" svg:height="0.5598in" draw:z-index="4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51" text:anchor-type="char" svg:y="-0.0299in" svg:width="0.8402in" svg:height="0.5598in" draw:z-index="5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52" text:anchor-type="char" svg:y="-0.0299in" svg:width="0.8402in" svg:height="0.5598in" draw:z-index="5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53" text:anchor-type="char" svg:y="-0.0299in" svg:width="0.8402in" svg:height="0.5598in" draw:z-index="5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54" text:anchor-type="char" svg:y="-0.0299in" svg:width="0.8402in" svg:height="0.5598in" draw:z-index="53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55" text:anchor-type="char" svg:y="-0.0299in" svg:width="0.8402in" svg:height="0.5598in" draw:z-index="5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56" text:anchor-type="char" svg:y="-0.0299in" svg:width="0.8402in" svg:height="0.5598in" draw:z-index="5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57" text:anchor-type="char" svg:y="-0.0299in" svg:width="0.8402in" svg:height="0.5598in" draw:z-index="5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58" text:anchor-type="char" svg:y="-0.0299in" svg:width="0.8402in" svg:height="0.5598in" draw:z-index="5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59" text:anchor-type="char" svg:y="-0.0299in" svg:width="0.8402in" svg:height="0.5598in" draw:z-index="5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60" text:anchor-type="char" svg:y="-0.0299in" svg:width="0.8402in" svg:height="0.5598in" draw:z-index="5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61" text:anchor-type="char" svg:y="-0.0299in" svg:width="0.8402in" svg:height="0.5598in" draw:z-index="6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62" text:anchor-type="char" svg:y="-0.0299in" svg:width="0.8402in" svg:height="0.5598in" draw:z-index="6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63" text:anchor-type="char" svg:y="-0.0299in" svg:width="0.8402in" svg:height="0.5598in" draw:z-index="62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64" text:anchor-type="char" svg:y="-0.0299in" svg:width="0.8402in" svg:height="0.5598in" draw:z-index="6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65" text:anchor-type="char" svg:y="-0.0299in" svg:width="0.8402in" svg:height="0.5598in" draw:z-index="6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66" text:anchor-type="char" svg:y="-0.0299in" svg:width="0.8402in" svg:height="0.5598in" draw:z-index="6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67" text:anchor-type="char" svg:y="-0.0299in" svg:width="0.8402in" svg:height="0.5598in" draw:z-index="6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68" text:anchor-type="char" svg:y="-0.0299in" svg:width="0.8402in" svg:height="0.5598in" draw:z-index="6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69" text:anchor-type="char" svg:y="-0.0299in" svg:width="0.8402in" svg:height="0.5598in" draw:z-index="6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70" text:anchor-type="char" svg:y="-0.0299in" svg:width="0.8402in" svg:height="0.5598in" draw:z-index="6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71" text:anchor-type="char" svg:y="-0.0299in" svg:width="0.8402in" svg:height="0.5598in" draw:z-index="7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72" text:anchor-type="char" svg:y="-0.0299in" svg:width="0.8402in" svg:height="0.5598in" draw:z-index="71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73" text:anchor-type="char" svg:y="-0.0299in" svg:width="0.8402in" svg:height="0.5598in" draw:z-index="7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74" text:anchor-type="char" svg:y="-0.0299in" svg:width="0.8402in" svg:height="0.5598in" draw:z-index="7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75" text:anchor-type="char" svg:y="-0.0299in" svg:width="0.8402in" svg:height="0.5598in" draw:z-index="7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76" text:anchor-type="char" svg:y="-0.0299in" svg:width="0.8402in" svg:height="0.5598in" draw:z-index="7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77" text:anchor-type="char" svg:y="-0.0299in" svg:width="0.8402in" svg:height="0.5598in" draw:z-index="7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78" text:anchor-type="char" svg:y="-0.0299in" svg:width="0.8402in" svg:height="0.5598in" draw:z-index="7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79" text:anchor-type="char" svg:y="-0.0299in" svg:width="0.8402in" svg:height="0.5598in" draw:z-index="7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80" text:anchor-type="char" svg:y="-0.0299in" svg:width="0.8402in" svg:height="0.5598in" draw:z-index="7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81" text:anchor-type="char" svg:y="-0.0299in" svg:width="0.8402in" svg:height="0.5598in" draw:z-index="80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82" text:anchor-type="char" svg:y="-0.0299in" svg:width="0.8402in" svg:height="0.5598in" draw:z-index="8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83" text:anchor-type="char" svg:y="-0.0299in" svg:width="0.8402in" svg:height="0.5598in" draw:z-index="8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84" text:anchor-type="char" svg:y="-0.0299in" svg:width="0.8402in" svg:height="0.5598in" draw:z-index="8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85" text:anchor-type="char" svg:y="-0.0299in" svg:width="0.8402in" svg:height="0.5598in" draw:z-index="8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86" text:anchor-type="char" svg:y="-0.0299in" svg:width="0.8402in" svg:height="0.5598in" draw:z-index="8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87" text:anchor-type="char" svg:y="-0.0299in" svg:width="0.8402in" svg:height="0.5598in" draw:z-index="8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88" text:anchor-type="char" svg:y="-0.0299in" svg:width="0.8402in" svg:height="0.5598in" draw:z-index="8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89" text:anchor-type="char" svg:y="-0.0299in" svg:width="0.8402in" svg:height="0.5598in" draw:z-index="8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90" text:anchor-type="char" svg:y="-0.0299in" svg:width="0.8402in" svg:height="0.5598in" draw:z-index="89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91" text:anchor-type="char" svg:y="-0.0299in" svg:width="0.8402in" svg:height="0.5598in" draw:z-index="9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92" text:anchor-type="char" svg:y="-0.0299in" svg:width="0.8402in" svg:height="0.5598in" draw:z-index="9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93" text:anchor-type="char" svg:y="-0.0299in" svg:width="0.8402in" svg:height="0.5598in" draw:z-index="9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94" text:anchor-type="char" svg:y="-0.0299in" svg:width="0.8402in" svg:height="0.5598in" draw:z-index="9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95" text:anchor-type="char" svg:y="-0.0299in" svg:width="0.8402in" svg:height="0.5598in" draw:z-index="9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96" text:anchor-type="char" svg:y="-0.0299in" svg:width="0.8402in" svg:height="0.5598in" draw:z-index="9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97" text:anchor-type="char" svg:y="-0.0299in" svg:width="0.8402in" svg:height="0.5598in" draw:z-index="9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98" text:anchor-type="char" svg:y="-0.0299in" svg:width="0.8402in" svg:height="0.5598in" draw:z-index="9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99" text:anchor-type="char" svg:y="-0.0299in" svg:width="0.8402in" svg:height="0.5598in" draw:z-index="98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100" text:anchor-type="char" svg:y="-0.0299in" svg:width="0.8402in" svg:height="0.5598in" draw:z-index="9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101" text:anchor-type="char" svg:y="-0.0299in" svg:width="0.8402in" svg:height="0.5598in" draw:z-index="10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02" text:anchor-type="char" svg:y="-0.0299in" svg:width="0.8402in" svg:height="0.5598in" draw:z-index="10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03" text:anchor-type="char" svg:y="-0.0299in" svg:width="0.8402in" svg:height="0.5598in" draw:z-index="10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04" text:anchor-type="char" svg:y="-0.0299in" svg:width="0.8402in" svg:height="0.5598in" draw:z-index="10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05" text:anchor-type="char" svg:y="-0.0299in" svg:width="0.8402in" svg:height="0.5598in" draw:z-index="10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06" text:anchor-type="char" svg:y="-0.0299in" svg:width="0.8402in" svg:height="0.5598in" draw:z-index="10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07" text:anchor-type="char" svg:y="-0.0299in" svg:width="0.8402in" svg:height="0.5598in" draw:z-index="10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08" text:anchor-type="char" svg:y="-0.0299in" svg:width="0.8402in" svg:height="0.5598in" draw:z-index="107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109" text:anchor-type="char" svg:y="-0.0299in" svg:width="0.8402in" svg:height="0.5598in" draw:z-index="10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110" text:anchor-type="char" svg:y="-0.0299in" svg:width="0.8402in" svg:height="0.5598in" draw:z-index="10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11" text:anchor-type="char" svg:y="-0.0299in" svg:width="0.8402in" svg:height="0.5598in" draw:z-index="11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12" text:anchor-type="char" svg:y="-0.0299in" svg:width="0.8402in" svg:height="0.5598in" draw:z-index="11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13" text:anchor-type="char" svg:y="-0.0299in" svg:width="0.8402in" svg:height="0.5598in" draw:z-index="11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14" text:anchor-type="char" svg:y="-0.0299in" svg:width="0.8402in" svg:height="0.5598in" draw:z-index="11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15" text:anchor-type="char" svg:y="-0.0299in" svg:width="0.8402in" svg:height="0.5598in" draw:z-index="11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16" text:anchor-type="char" svg:y="-0.0299in" svg:width="0.8402in" svg:height="0.5598in" draw:z-index="11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17" text:anchor-type="char" svg:y="-0.0299in" svg:width="0.8402in" svg:height="0.5598in" draw:z-index="116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118" text:anchor-type="char" svg:y="-0.0299in" svg:width="0.8402in" svg:height="0.5598in" draw:z-index="11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119" text:anchor-type="char" svg:y="-0.0299in" svg:width="0.8402in" svg:height="0.5598in" draw:z-index="11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20" text:anchor-type="char" svg:y="-0.0299in" svg:width="0.8402in" svg:height="0.5598in" draw:z-index="11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21" text:anchor-type="char" svg:y="-0.0299in" svg:width="0.8402in" svg:height="0.5598in" draw:z-index="12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22" text:anchor-type="char" svg:y="-0.0299in" svg:width="0.8402in" svg:height="0.5598in" draw:z-index="12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23" text:anchor-type="char" svg:y="-0.0299in" svg:width="0.8402in" svg:height="0.5598in" draw:z-index="12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24" text:anchor-type="char" svg:y="-0.0299in" svg:width="0.8402in" svg:height="0.5598in" draw:z-index="12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25" text:anchor-type="char" svg:y="-0.0299in" svg:width="0.8402in" svg:height="0.5598in" draw:z-index="124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26" text:anchor-type="char" svg:y="-0.0299in" svg:width="0.8402in" svg:height="0.5598in" draw:z-index="125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127" text:anchor-type="char" svg:y="-0.0299in" svg:width="0.8402in" svg:height="0.5598in" draw:z-index="12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128" text:anchor-type="char" svg:y="-0.0299in" svg:width="0.8402in" svg:height="0.5598in" draw:z-index="12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29" text:anchor-type="char" svg:y="-0.0299in" svg:width="0.8402in" svg:height="0.5598in" draw:z-index="12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30" text:anchor-type="char" svg:y="-0.0299in" svg:width="0.8402in" svg:height="0.5598in" draw:z-index="12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31" text:anchor-type="char" svg:y="-0.0299in" svg:width="0.8402in" svg:height="0.5598in" draw:z-index="13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32" text:anchor-type="char" svg:y="-0.0299in" svg:width="0.8402in" svg:height="0.5598in" draw:z-index="13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33" text:anchor-type="char" svg:y="-0.0299in" svg:width="0.8402in" svg:height="0.5598in" draw:z-index="13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34" text:anchor-type="char" svg:y="-0.0299in" svg:width="0.8402in" svg:height="0.5598in" draw:z-index="133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35" text:anchor-type="char" svg:y="-0.0299in" svg:width="0.8402in" svg:height="0.5598in" draw:z-index="134"><draw:image xlink:href="Pictures/100000010000054600000384A119BD5F7EE7D475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draw:frame draw:style-name="fr1" draw:name="Image136" text:anchor-type="char" svg:y="-0.0299in" svg:width="0.8402in" svg:height="0.5598in" draw:z-index="135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<draw:frame draw:style-name="fr1" draw:name="Image137" text:anchor-type="char" svg:y="-0.0299in" svg:width="0.8402in" svg:height="0.5598in" draw:z-index="136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38" text:anchor-type="char" svg:y="-0.0299in" svg:width="0.8402in" svg:height="0.5598in" draw:z-index="137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39" text:anchor-type="char" svg:y="-0.0299in" svg:width="0.8402in" svg:height="0.5598in" draw:z-index="138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40" text:anchor-type="char" svg:y="-0.0299in" svg:width="0.8402in" svg:height="0.5598in" draw:z-index="139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41" text:anchor-type="char" svg:y="-0.0299in" svg:width="0.8402in" svg:height="0.5598in" draw:z-index="140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42" text:anchor-type="char" svg:y="-0.0299in" svg:width="0.8402in" svg:height="0.5598in" draw:z-index="141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43" text:anchor-type="char" svg:y="-0.0299in" svg:width="0.8402in" svg:height="0.5598in" draw:z-index="142"><draw:image xlink:href="Pictures/100000010000054600000384A119BD5F7EE7D475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<draw:frame draw:style-name="fr1" draw:name="Image144" text:anchor-type="char" svg:y="-0.0299in" svg:width="0.8402in" svg:height="0.5598in" draw:z-index="143"><draw:image xlink:href="Pictures/100000010000054600000384A119BD5F7EE7D475.png" xlink:type="simple" xlink:show="embed" xlink:actuate="onLoad" draw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99in" fo:margin-bottom="0.4201in" fo:margin-left="0.3701in" fo:margin-right="0.30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Garage Sale Pup Template</dc:title>
    <dc:subject>Garage Sale Pup Template</dc:subject>
    <meta:keyword>Garage Sale Pup</meta:keyword>
    <dc:description>Copyright © Garage Sale Pup. All rights reserved.</dc:description>
    <meta:initial-creator>Garage Sale Pup</meta:initial-creator>
    <meta:creation-date>2016-09-08T09:24:00</meta:creation-date>
    <dc:date>2022-07-19T08:21:53.777763549</dc:date>
    <meta:editing-cycles>11</meta:editing-cycles>
    <meta:editing-duration>PT1H17M12S</meta:editing-duration>
    <meta:generator>LibreOffice/7.3.4.2$Linux_X86_64 LibreOffice_project/30$Build-2</meta:generator>
    <meta:print-date>2022-07-19T08:20:31.803759928</meta:print-date>
    <meta:document-statistic meta:table-count="1" meta:image-count="144" meta:object-count="0" meta:page-count="1" meta:paragraph-count="0" meta:word-count="0" meta:character-count="0" meta:non-whitespace-character-count="0"/>
    <meta:user-defined meta:name="productGroup">U-0514-01</meta:user-defined>
  </office:meta>
</office:document-meta>
</file>